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body>
    <office:text>
      <text:p text:style-name="Title">AUTORISATION DE TRAVAUX</text:p>
      <text:p text:style-name="Subtitle">Ref: AT-${system.numero_auto} — ${system.date}</text:p>
      <text:p text:style-name="Heading">PROPRIETAIRE</text:p>
      <text:p>Nom : ${client.nom_complet}</text:p>
      <text:p>Societe : ${client.societe}</text:p>
      <text:p>Email : ${client.email}</text:p>
      <text:p>Telephone : ${client.telephone}</text:p>
      <text:p text:style-name="Heading">GESTIONNAIRE</text:p>
      <text:p>Societe : ${entreprise.nom}</text:p>
      <text:p>SIRET : ${entreprise.siret}</text:p>
      <text:p>Adresse : ${entreprise.adresse}</text:p>
      <text:p>Email : ${entreprise.email}</text:p>
      <text:p>Telephone : ${entreprise.telephone}</text:p>
      <text:p text:style-name="Heading">BIEN CONCERNE</text:p>
      <text:p>Designation : ${property.nom}</text:p>
      <text:p>Adresse : ${property.adresse}, ${property.code_postal} ${property.ville}</text:p>
      <text:p>Type : ${property.type} — Surface : ${property.surface}</text:p>
      <text:p text:style-name="Heading">DESCRIPTION DES TRAVAUX</text:p>
      <text:p>Intervention : ${intervention.titre}</text:p>
      <text:p>Type : ${intervention.type}</text:p>
      <text:p>Priorite : ${intervention.priorite}</text:p>
      <text:p>Description : ${intervention.description}</text:p>
      <text:p>Instructions particulieres : ${intervention.instructions}</text:p>
      <text:p text:style-name="Heading">PLANIFICATION</text:p>
      <text:p>Date prevue : ${intervention.date_planifiee}</text:p>
      <text:p>Debut : ${intervention.date_debut}</text:p>
      <text:p>Fin estimee : ${intervention.date_fin}</text:p>
      <text:p>Duree estimee : ${intervention.duree_estimee}</text:p>
      <text:p text:style-name="Heading">ESTIMATION FINANCIERE</text:p>
      <text:p>Cout estime : ${intervention.cout_estime}</text:p>
      <text:p text:style-name="Heading">TECHNICIEN INTERVENANT</text:p>
      <text:p>Nom : ${technicien.nom_complet}</text:p>
      <text:p>Email : ${technicien.email}</text:p>
      <text:p>Telephone : ${technicien.telephone}</text:p>
      <text:p text:style-name="Heading">AUTORISATION</text:p>
      <text:p>Je soussigne(e), ${client.nom_complet}, proprietaire du bien designe ci-dessus, autorise ${entreprise.nom} a proceder aux travaux decrits dans le present document.</text:p>
      <text:p text:style-name="Heading">SIGNATURES</text:p>
      <text:p>Fait a ${client.ville}, le ${system.date}.</text:p>
      <text:p/>
      <text:p>Le Proprietaire :                                   Le Gestionnaire :</text:p>
      <text:p>${client.nom_complet}                               ${entreprise.nom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Title" style:family="paragraph">
      <style:paragraph-properties fo:text-align="center" fo:margin-bottom="0.5cm"/>
      <style:text-properties fo:font-size="18pt" fo:font-weight="bold"/>
    </style:style>
    <style:style style:name="Subtitle" style:family="paragraph">
      <style:paragraph-properties fo:text-align="center" fo:margin-bottom="0.3cm"/>
      <style:text-properties fo:font-size="12pt" fo:color="#666666"/>
    </style:style>
    <style:style style:name="Heading" style:family="paragraph">
      <style:paragraph-properties fo:margin-top="0.4cm" fo:margin-bottom="0.2cm"/>
      <style:text-properties fo:font-size="13pt" fo:font-weight="bold" fo:color="#333333"/>
    </style:style>
    <style:style style:name="Bold" style:family="text">
      <style:text-properties fo:font-weight="bold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Clenzy PMS</meta:generator>
  </office:meta>
</office:document-meta>
</file>